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normal" officeooo:rsid="007283b8" officeooo:paragraph-rsid="007283b8" style:font-weight-asian="normal" style:font-weight-complex="normal"/>
    </style:style>
    <style:style style:name="P3" style:family="paragraph" style:parent-style-name="Text_20_body">
      <style:text-properties fo:font-weight="normal" officeooo:rsid="0075c456" officeooo:paragraph-rsid="0075c456" style:font-weight-asian="normal" style:font-weight-complex="normal"/>
    </style:style>
    <style:style style:name="P4" style:family="paragraph" style:parent-style-name="Text_20_body">
      <style:text-properties fo:font-weight="normal" officeooo:rsid="00772d75" officeooo:paragraph-rsid="00772d75" style:font-weight-asian="normal" style:font-weight-complex="normal"/>
    </style:style>
    <style:style style:name="P5" style:family="paragraph" style:parent-style-name="Text_20_body">
      <style:text-properties fo:font-weight="normal" officeooo:rsid="0077b402" officeooo:paragraph-rsid="0077b402" style:font-weight-asian="normal" style:font-weight-complex="normal"/>
    </style:style>
    <style:style style:name="P6" style:family="paragraph" style:parent-style-name="Text_20_body">
      <style:text-properties fo:font-weight="normal" officeooo:rsid="007a4164" officeooo:paragraph-rsid="007a4164" style:font-weight-asian="normal" style:font-weight-complex="normal"/>
    </style:style>
    <style:style style:name="P7" style:family="paragraph" style:parent-style-name="Text_20_body">
      <style:text-properties officeooo:rsid="00705a35" officeooo:paragraph-rsid="00705a35"/>
    </style:style>
    <style:style style:name="P8" style:family="paragraph" style:parent-style-name="Text_20_body">
      <style:text-properties fo:font-weight="bold" officeooo:rsid="00772d75" officeooo:paragraph-rsid="00772d75" style:font-weight-asian="bold" style:font-weight-complex="bold"/>
    </style:style>
    <style:style style:name="P9" style:family="paragraph" style:parent-style-name="Text_20_body">
      <style:text-properties fo:font-weight="bold" officeooo:rsid="007a4164" officeooo:paragraph-rsid="007a4164" style:font-weight-asian="bold" style:font-weight-complex="bold"/>
    </style:style>
    <style:style style:name="P10" style:family="paragraph" style:parent-style-name="Text_20_body">
      <style:text-properties fo:font-weight="bold" officeooo:rsid="007f0979" officeooo:paragraph-rsid="007f0979" style:font-weight-asian="bold" style:font-weight-complex="bold"/>
    </style:style>
    <style:style style:name="P11" style:family="paragraph" style:parent-style-name="Text_20_body">
      <style:text-properties fo:font-weight="bold" officeooo:rsid="008dd555" officeooo:paragraph-rsid="008dd555" style:font-weight-asian="bold" style:font-weight-complex="bold"/>
    </style:style>
    <style:style style:name="P12" style:family="paragraph" style:parent-style-name="Text_20_body">
      <style:text-properties officeooo:rsid="007b578a" officeooo:paragraph-rsid="007b578a"/>
    </style:style>
    <style:style style:name="P13" style:family="paragraph" style:parent-style-name="Text_20_body">
      <style:text-properties officeooo:rsid="007da78b" officeooo:paragraph-rsid="007da78b"/>
    </style:style>
    <style:style style:name="P14" style:family="paragraph" style:parent-style-name="Text_20_body">
      <style:text-properties officeooo:rsid="007f0979" officeooo:paragraph-rsid="007f0979"/>
    </style:style>
    <style:style style:name="P15" style:family="paragraph" style:parent-style-name="Text_20_body">
      <style:text-properties officeooo:rsid="006e5e01" officeooo:paragraph-rsid="006e5e01"/>
    </style:style>
    <style:style style:name="P16" style:family="paragraph" style:parent-style-name="Text_20_body">
      <style:text-properties officeooo:rsid="0083213f" officeooo:paragraph-rsid="0083213f"/>
    </style:style>
    <style:style style:name="P17" style:family="paragraph" style:parent-style-name="Text_20_body">
      <style:text-properties officeooo:rsid="008437db" officeooo:paragraph-rsid="008437db"/>
    </style:style>
    <style:style style:name="P18" style:family="paragraph" style:parent-style-name="Text_20_body">
      <style:text-properties officeooo:rsid="0085a6ce" officeooo:paragraph-rsid="0085a6ce"/>
    </style:style>
    <style:style style:name="P19" style:family="paragraph" style:parent-style-name="Text_20_body">
      <style:text-properties officeooo:rsid="00872cd5" officeooo:paragraph-rsid="00872cd5"/>
    </style:style>
    <style:style style:name="P20" style:family="paragraph" style:parent-style-name="Text_20_body">
      <style:text-properties officeooo:rsid="00881a49" officeooo:paragraph-rsid="0090aad7"/>
    </style:style>
    <style:style style:name="P21" style:family="paragraph" style:parent-style-name="Text_20_body">
      <style:text-properties officeooo:rsid="008a172e" officeooo:paragraph-rsid="008a172e"/>
    </style:style>
    <style:style style:name="P22" style:family="paragraph" style:parent-style-name="Text_20_body">
      <style:text-properties officeooo:rsid="008b587b" officeooo:paragraph-rsid="008b587b"/>
    </style:style>
    <style:style style:name="P23" style:family="paragraph" style:parent-style-name="Text_20_body">
      <style:text-properties officeooo:rsid="008f67d2" officeooo:paragraph-rsid="008f67d2"/>
    </style:style>
    <style:style style:name="P24" style:family="paragraph" style:parent-style-name="Text_20_body">
      <style:text-properties officeooo:rsid="0094ae26" officeooo:paragraph-rsid="0094ae26"/>
    </style:style>
    <style:style style:name="P25" style:family="paragraph" style:parent-style-name="Text_20_body">
      <style:text-properties officeooo:rsid="0090aad7" officeooo:paragraph-rsid="0090aad7"/>
    </style:style>
    <style:style style:name="P26" style:family="paragraph" style:parent-style-name="Text_20_body">
      <style:text-properties officeooo:rsid="008d3e85" officeooo:paragraph-rsid="0090aad7"/>
    </style:style>
    <style:style style:name="P27" style:family="paragraph" style:parent-style-name="Text_20_body">
      <style:text-properties officeooo:rsid="00971b8d" officeooo:paragraph-rsid="00971b8d"/>
    </style:style>
    <style:style style:name="P28" style:family="paragraph" style:parent-style-name="Text_20_body">
      <style:text-properties officeooo:rsid="00987c7c" officeooo:paragraph-rsid="00987c7c"/>
    </style:style>
    <style:style style:name="P29" style:family="paragraph" style:parent-style-name="Text_20_body">
      <style:text-properties officeooo:rsid="009bb2d5" officeooo:paragraph-rsid="009bb2d5"/>
    </style:style>
    <style:style style:name="P30" style:family="paragraph" style:parent-style-name="Text_20_body">
      <style:text-properties officeooo:rsid="009ce85f" officeooo:paragraph-rsid="009ce85f"/>
    </style:style>
    <style:style style:name="P31" style:family="paragraph" style:parent-style-name="Text_20_body">
      <style:text-properties officeooo:rsid="009e3611" officeooo:paragraph-rsid="009e3611"/>
    </style:style>
    <style:style style:name="P32" style:family="paragraph" style:parent-style-name="Text_20_body">
      <style:text-properties officeooo:rsid="00a03e86" officeooo:paragraph-rsid="00a03e86"/>
    </style:style>
    <style:style style:name="P33" style:family="paragraph" style:parent-style-name="Text_20_body">
      <style:text-properties officeooo:rsid="00a17c3b" officeooo:paragraph-rsid="00a17c3b"/>
    </style:style>
    <style:style style:name="P34" style:family="paragraph" style:parent-style-name="Text_20_body">
      <style:text-properties officeooo:rsid="00a29f62" officeooo:paragraph-rsid="00a29f62"/>
    </style:style>
    <style:style style:name="P35" style:family="paragraph" style:parent-style-name="Text_20_body">
      <style:text-properties officeooo:rsid="007a0704" officeooo:paragraph-rsid="00a50c7a"/>
    </style:style>
    <style:style style:name="P36" style:family="paragraph" style:parent-style-name="Text_20_body">
      <style:text-properties officeooo:rsid="00b3e1d1" officeooo:paragraph-rsid="00b3e1d1"/>
    </style:style>
    <style:style style:name="P37" style:family="paragraph" style:parent-style-name="Text_20_body">
      <style:text-properties officeooo:rsid="00b59262" officeooo:paragraph-rsid="00b59262"/>
    </style:style>
    <style:style style:name="P38" style:family="paragraph" style:parent-style-name="Text_20_body">
      <style:text-properties officeooo:rsid="00bd9e88" officeooo:paragraph-rsid="00bd9e88"/>
    </style:style>
    <style:style style:name="P39" style:family="paragraph" style:parent-style-name="Text_20_body">
      <style:text-properties officeooo:rsid="0081672c" officeooo:paragraph-rsid="0081672c"/>
    </style:style>
    <style:style style:name="P40" style:family="paragraph" style:parent-style-name="Text_20_body">
      <style:text-properties officeooo:rsid="00982795" officeooo:paragraph-rsid="00d07b7c"/>
    </style:style>
    <style:style style:name="P41" style:family="paragraph" style:parent-style-name="Comando">
      <style:text-properties officeooo:rsid="00705a35" officeooo:paragraph-rsid="00705a35"/>
    </style:style>
    <style:style style:name="P42" style:family="paragraph" style:parent-style-name="Comando">
      <style:text-properties officeooo:rsid="00705a35" officeooo:paragraph-rsid="007b578a"/>
    </style:style>
    <style:style style:name="P43" style:family="paragraph" style:parent-style-name="Comando">
      <style:text-properties officeooo:paragraph-rsid="007bbf42"/>
    </style:style>
    <style:style style:name="P44" style:family="paragraph" style:parent-style-name="Comando">
      <style:text-properties officeooo:rsid="008a172e" officeooo:paragraph-rsid="008a172e"/>
    </style:style>
    <style:style style:name="P45" style:family="paragraph" style:parent-style-name="Text_20_body">
      <style:paragraph-properties fo:margin-top="0cm" fo:margin-bottom="0cm" loext:contextual-spacing="false"/>
      <style:text-properties fo:font-weight="normal" officeooo:rsid="008dd555" officeooo:paragraph-rsid="008dd555" style:font-weight-asian="normal" style:font-weight-complex="normal"/>
    </style:style>
    <style:style style:name="P46" style:family="paragraph" style:parent-style-name="Text_20_body">
      <style:paragraph-properties fo:margin-top="0cm" fo:margin-bottom="0cm" loext:contextual-spacing="false"/>
      <style:text-properties fo:font-weight="bold" officeooo:rsid="008dd555" officeooo:paragraph-rsid="008dd555" style:font-weight-asian="bold" style:font-weight-complex="bold"/>
    </style:style>
    <style:style style:name="P47" style:family="paragraph" style:parent-style-name="Text_20_body">
      <style:text-properties officeooo:rsid="00705a35" officeooo:paragraph-rsid="00badda4"/>
    </style:style>
    <style:style style:name="P48" style:family="paragraph" style:parent-style-name="Text_20_body" style:list-style-name="L1">
      <style:text-properties officeooo:paragraph-rsid="00badda4"/>
    </style:style>
    <style:style style:name="P49" style:family="paragraph" style:parent-style-name="Text_20_body" style:list-style-name="L2">
      <style:text-properties officeooo:paragraph-rsid="00badda4"/>
    </style:style>
    <style:style style:name="P50" style:family="paragraph" style:parent-style-name="Text_20_body" style:list-style-name="L3">
      <style:text-properties officeooo:paragraph-rsid="0077b402"/>
    </style:style>
    <style:style style:name="P51" style:family="paragraph" style:parent-style-name="Text_20_body" style:list-style-name="L4">
      <style:text-properties officeooo:paragraph-rsid="00b07378"/>
    </style:style>
    <style:style style:name="P52" style:family="paragraph" style:parent-style-name="Text_20_body" style:list-style-name="L5">
      <style:text-properties officeooo:rsid="00b59262" officeooo:paragraph-rsid="00b59262"/>
    </style:style>
    <style:style style:name="P53" style:family="paragraph" style:parent-style-name="Heading_20_1">
      <style:paragraph-properties fo:text-align="center" style:justify-single-word="false"/>
      <style:text-properties officeooo:rsid="00463cfe" officeooo:paragraph-rsid="00445afc"/>
    </style:style>
    <style:style style:name="P54" style:family="paragraph" style:parent-style-name="Heading_20_2">
      <style:text-properties officeooo:rsid="006e5ba3" officeooo:paragraph-rsid="006e5ba3"/>
    </style:style>
    <style:style style:name="P55" style:family="paragraph" style:parent-style-name="Heading_20_3">
      <style:text-properties officeooo:rsid="0081930b" officeooo:paragraph-rsid="0081930b"/>
    </style:style>
    <style:style style:name="P56" style:family="paragraph" style:parent-style-name="Heading_20_3">
      <style:text-properties officeooo:rsid="007b042e" officeooo:paragraph-rsid="007b042e"/>
    </style:style>
    <style:style style:name="P57" style:family="paragraph" style:parent-style-name="Heading_20_3">
      <style:text-properties officeooo:rsid="0081fbf8" officeooo:paragraph-rsid="0081fbf8"/>
    </style:style>
    <style:style style:name="P58" style:family="paragraph" style:parent-style-name="Heading_20_3">
      <style:text-properties officeooo:rsid="0094ae26" officeooo:paragraph-rsid="0094ae26"/>
    </style:style>
    <style:style style:name="P59" style:family="paragraph" style:parent-style-name="Heading_20_3">
      <style:text-properties officeooo:rsid="009987ff" officeooo:paragraph-rsid="009987ff"/>
    </style:style>
    <style:style style:name="P60" style:family="paragraph" style:parent-style-name="Heading_20_3">
      <style:text-properties officeooo:rsid="009b5271" officeooo:paragraph-rsid="009b5271"/>
    </style:style>
    <style:style style:name="P61" style:family="paragraph" style:parent-style-name="Heading_20_3">
      <style:text-properties officeooo:rsid="009ce179" officeooo:paragraph-rsid="009ce179"/>
    </style:style>
    <style:style style:name="P62" style:family="paragraph" style:parent-style-name="Heading_20_4">
      <style:text-properties officeooo:rsid="00bf98b6" officeooo:paragraph-rsid="00bf98b6"/>
    </style:style>
    <style:style style:name="T1" style:family="text">
      <style:text-properties fo:font-weight="bold" style:font-weight-asian="bold" style:font-weight-complex="bold"/>
    </style:style>
    <style:style style:name="T2" style:family="text">
      <style:text-properties fo:font-weight="bold" officeooo:rsid="00705a35" style:font-weight-asian="bold" style:font-weight-complex="bold"/>
    </style:style>
    <style:style style:name="T3" style:family="text">
      <style:text-properties fo:font-weight="bold" officeooo:rsid="00a50c7a" style:font-weight-asian="bold" style:font-weight-complex="bold"/>
    </style:style>
    <style:style style:name="T4" style:family="text">
      <style:text-properties fo:font-weight="bold" officeooo:rsid="0077b402" style:font-weight-asian="bold" style:font-weight-complex="bold"/>
    </style:style>
    <style:style style:name="T5" style:family="text">
      <style:text-properties fo:font-weight="bold" officeooo:rsid="00a89e4a" style:font-weight-asian="bold" style:font-weight-complex="bold"/>
    </style:style>
    <style:style style:name="T6" style:family="text">
      <style:text-properties fo:font-weight="bold" officeooo:rsid="00b80624" style:font-weight-asian="bold" style:font-weight-complex="bold"/>
    </style:style>
    <style:style style:name="T7" style:family="text">
      <style:text-properties fo:font-weight="bold" officeooo:rsid="007d9c5f" style:font-weight-asian="bold" style:font-weight-complex="bold"/>
    </style:style>
    <style:style style:name="T8" style:family="text">
      <style:text-properties fo:font-weight="bold" officeooo:rsid="007da78b" style:font-weight-asian="bold" style:font-weight-complex="bold"/>
    </style:style>
    <style:style style:name="T9" style:family="text">
      <style:text-properties fo:font-weight="bold" officeooo:rsid="00c8dd1d" style:font-weight-asian="bold" style:font-weight-complex="bold"/>
    </style:style>
    <style:style style:name="T10" style:family="text">
      <style:text-properties fo:font-weight="bold" officeooo:rsid="00918433" style:font-weight-asian="bold" style:font-weight-complex="bold"/>
    </style:style>
    <style:style style:name="T11" style:family="text">
      <style:text-properties fo:font-weight="bold" officeooo:rsid="00cb9c2a" style:font-weight-asian="bold" style:font-weight-complex="bold"/>
    </style:style>
    <style:style style:name="T12" style:family="text">
      <style:text-properties fo:font-weight="bold" officeooo:rsid="00b07378" style:font-weight-asian="bold" style:font-weight-complex="bold"/>
    </style:style>
    <style:style style:name="T13" style:family="text">
      <style:text-properties officeooo:rsid="006e5ba3"/>
    </style:style>
    <style:style style:name="T14" style:family="text">
      <style:text-properties officeooo:rsid="00705a35"/>
    </style:style>
    <style:style style:name="T15" style:family="text">
      <style:text-properties officeooo:rsid="0073ff51"/>
    </style:style>
    <style:style style:name="T16" style:family="text">
      <style:text-properties officeooo:rsid="007ac8d3"/>
    </style:style>
    <style:style style:name="T17" style:family="text">
      <style:text-properties officeooo:rsid="007bbf42"/>
    </style:style>
    <style:style style:name="T18" style:family="text">
      <style:text-properties officeooo:rsid="007d9c5f"/>
    </style:style>
    <style:style style:name="T19" style:family="text">
      <style:text-properties officeooo:rsid="00872cd5"/>
    </style:style>
    <style:style style:name="T20" style:family="text">
      <style:text-properties officeooo:rsid="008d3e85"/>
    </style:style>
    <style:style style:name="T21" style:family="text">
      <style:text-properties officeooo:rsid="008e2d7d"/>
    </style:style>
    <style:style style:name="T22" style:family="text">
      <style:text-properties officeooo:rsid="0090aad7"/>
    </style:style>
    <style:style style:name="T23" style:family="text">
      <style:text-properties officeooo:rsid="00918433"/>
    </style:style>
    <style:style style:name="T24" style:family="text">
      <style:text-properties officeooo:rsid="00987c7c"/>
    </style:style>
    <style:style style:name="T25" style:family="text">
      <style:text-properties officeooo:rsid="009d0746"/>
    </style:style>
    <style:style style:name="T26" style:family="text">
      <style:text-properties officeooo:rsid="00a50c7a"/>
    </style:style>
    <style:style style:name="T27" style:family="text">
      <style:text-properties officeooo:rsid="00a65a22"/>
    </style:style>
    <style:style style:name="T28" style:family="text">
      <style:text-properties fo:font-weight="normal" officeooo:rsid="0077b402" style:font-weight-asian="normal" style:font-weight-complex="normal"/>
    </style:style>
    <style:style style:name="T29" style:family="text">
      <style:text-properties officeooo:rsid="00ab35ce"/>
    </style:style>
    <style:style style:name="T30" style:family="text">
      <style:text-properties officeooo:rsid="00add18f"/>
    </style:style>
    <style:style style:name="T31" style:family="text">
      <style:text-properties officeooo:rsid="00b07378"/>
    </style:style>
    <style:style style:name="T32" style:family="text">
      <style:text-properties officeooo:rsid="00b26329"/>
    </style:style>
    <style:style style:name="T33" style:family="text">
      <style:text-properties officeooo:rsid="00b80624"/>
    </style:style>
    <style:style style:name="T34" style:family="text">
      <style:text-properties officeooo:rsid="00b8b517"/>
    </style:style>
    <style:style style:name="T35" style:family="text">
      <style:text-properties officeooo:rsid="00c6fd71"/>
    </style:style>
    <style:style style:name="T36" style:family="text">
      <style:text-properties officeooo:rsid="00c8f451"/>
    </style:style>
    <style:style style:name="T37" style:family="text">
      <style:text-properties officeooo:rsid="00d07b7c"/>
    </style:style>
    <style:style style:name="T38" style:family="text">
      <style:text-properties officeooo:rsid="00d51a19"/>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Ejecutando docker containers. <text:span text:style-name="T13">Volúmenes y Networks</text:span></text:h>
      <text:h text:style-name="P54" text:outline-level="2">Conexión de volúmenes de persistencia a containers</text:h>
      <text:p text:style-name="P15">Los volúmenes son unidades de almacenamiento de datos que pueden conectarse a los container en un punto de montaje de su sistema de archivos. De este modo los datos almacenamos en el volumen permanecen en él y pueden ser tomados como soporta para la persistencia de datos asociados a container que no desparecerán cuando se eliminen éstos.</text:p>
      <text:h text:style-name="P55" text:outline-level="3">Volúmenes locales</text:h>
      <text:p text:style-name="P7">El modo más sencillo de crear un volumen y conetarlo al container es mediante la llamada a docker run. Veamos un ejemplo</text:p>
      <text:p text:style-name="P41">docker run -d -p 80:80 --name nginx -v nginxvol:/var/www nginx:<text:span text:style-name="T35">latest</text:span></text:p>
      <text:p text:style-name="P47">El comando anterior lanza un container:</text:p>
      <text:list xml:id="list671317404" text:style-name="L1">
        <text:list-item>
          <text:p text:style-name="P48"><text:span text:style-name="T14">de nombre </text:span><text:span text:style-name="T2">nginx</text:span></text:p>
        </text:list-item>
        <text:list-item>
          <text:p text:style-name="P48"><text:span text:style-name="T14">basado en la imagen </text:span><text:span text:style-name="T2">nginx:</text:span><text:span text:style-name="T9">latest</text:span></text:p>
        </text:list-item>
      </text:list>
      <text:p text:style-name="P47"><text:s/>Con opciones:</text:p>
      <text:list xml:id="list4252258004" text:style-name="L2">
        <text:list-item>
          <text:p text:style-name="P49"><text:span text:style-name="T14">se ejecuta en modo </text:span><text:span text:style-name="T2">desconectado</text:span><text:span text:style-name="T14">, -d</text:span></text:p>
        </text:list-item>
        <text:list-item>
          <text:p text:style-name="P49"><text:span text:style-name="T14">con </text:span><text:span text:style-name="T2">mapeo del puerto 80</text:span><text:span text:style-name="T14"> al puerto 80 del host</text:span></text:p>
        </text:list-item>
        <text:list-item>
          <text:p text:style-name="P49"><text:span text:style-name="T14">con la </text:span><text:span text:style-name="T2">creación de un volumen de persistencia</text:span><text:span text:style-name="T14"> de nombre </text:span><text:span text:style-name="T2">nginxvol</text:span><text:span text:style-name="T14"> que se monta dentro el container en la ruta </text:span><text:span text:style-name="T2">/var/www.</text:span></text:p>
        </text:list-item>
      </text:list>
      <text:p text:style-name="P2">El efecto de la creación y montaje del volumen anterior es que todos los datos almacenados en la ruta de la raíz del servidor web <text:span text:style-name="T1">/var/www</text:span> <text:span text:style-name="T15">se mantienen almacenados en el mismo aunque se elimine el container. Es posible, por tanto, detener el container, borrarlo y crear uno nuevo al que se puede conectar el volumen anterior, manteniendo por tanto todos los datos de los websites.</text:span></text:p>
      <text:p text:style-name="P3">Para ver los volúmenes que están siendo utilizados lanzamos el comando</text:p>
      <text:p text:style-name="Comando">docker volume ls</text:p>
      <text:p text:style-name="P4">Para ver la información detallada del volumen ejecutamos</text:p>
      <text:p text:style-name="Comando">docker volume inspect nginxvol</text:p>
      <text:p text:style-name="P45">La salida del comando sería</text:p>
      <text:p text:style-name="P46">[</text:p>
      <text:p text:style-name="P46"><text:s text:c="4"/>{</text:p>
      <text:p text:style-name="P46"><text:s text:c="8"/>"Driver": "local",</text:p>
      <text:p text:style-name="P46"><text:s text:c="8"/>"Labels": null,</text:p>
      <text:p text:style-name="P46"><text:soft-page-break/><text:s text:c="8"/>"Mountpoint": "/var/lib/docker/volumes/<text:span text:style-name="T21">nginxvol</text:span>/_data",</text:p>
      <text:p text:style-name="P46"><text:s text:c="8"/>"Name": "<text:span text:style-name="T21">nginxvol</text:span>",</text:p>
      <text:p text:style-name="P46"><text:s text:c="8"/>"Options": {},</text:p>
      <text:p text:style-name="P46"><text:s text:c="8"/>"Scope": "local"</text:p>
      <text:p text:style-name="P46"><text:s text:c="4"/>}</text:p>
      <text:p text:style-name="P11">]</text:p>
      <text:p text:style-name="P4">Como podemos ver en la salida de este comando el volumen reside en el directorio <text:span text:style-name="T1">/var/lib/docker/volumes</text:span></text:p>
      <text:p text:style-name="P4">Concretamente sus datos se almacenan en:</text:p>
      <text:p text:style-name="P8">/var/lib/docker/volumes/nginxvol/_data</text:p>
      <text:p text:style-name="P5">A través del comando docker volume también podemos</text:p>
      <text:list xml:id="list2609214009" text:style-name="L3">
        <text:list-item>
          <text:p text:style-name="P50"><text:span text:style-name="T28">Crear nuevos volúmenes con </text:span><text:span text:style-name="T4">docker volume create</text:span></text:p>
        </text:list-item>
        <text:list-item>
          <text:p text:style-name="P50"><text:span text:style-name="T28">Eliminar volúmenes existentes con </text:span><text:span text:style-name="T4">docker volume rm</text:span></text:p>
        </text:list-item>
        <text:list-item>
          <text:p text:style-name="P50"><text:span text:style-name="T28">Eliminar volúmenes no utilizados con </text:span><text:span text:style-name="T4">docker volume prune</text:span></text:p>
        </text:list-item>
      </text:list>
      <text:p text:style-name="P6">Para saber que el volumen se ha montado efectivamente asociado al container podemos utilizar el comando</text:p>
      <text:p text:style-name="Comando">docker inspect nginx</text:p>
      <text:p text:style-name="P6">La salida de este comando es extensa, por tanto podemos filtar para acotarla</text:p>
      <text:p text:style-name="Comando">docker inspect nginx | grep nginxvol:</text:p>
      <text:p text:style-name="P6">Debería mostrar una línea con el mapeo del volumen a la ruta asociada en el container</text:p>
      <text:p text:style-name="P9">n<text:span text:style-name="T16">ginx</text:span>vol:/var/www</text:p>
      <text:h text:style-name="Heading_20_4" text:outline-level="4">NOTA</text:h>
      <text:p text:style-name="P35">El comando docker run anterior con la opción -v crea automáticamente el volumen si éste no existe.</text:p>
      <text:p text:style-name="P35"><text:span text:style-name="T26">También es posible definir la creación de volúmenes en Dockerfile mediante la claúsula </text:span><text:span text:style-name="T3">VOLUME</text:span></text:p>
      <text:h text:style-name="P56" text:outline-level="3">Montaje de directorios del host en el container</text:h>
      <text:p text:style-name="P12">Aunque no es recomendable, porque compromete la portabilidad de los docker container, es posible montar dentro del container, en la ruta indicada, el contenido de un directorio del host. Para ello se utiliza la misma opción -v vista anteriormente.</text:p>
      <text:h text:style-name="Heading_20_4" text:outline-level="4">NOTA</text:h>
      <text:p text:style-name="P38">Un uso de esta técnica es el <text:span text:style-name="T1">poder compartir el código fuente de un directorio del host dentro del container.</text:span> De este modo podemos utilizar un IDE o editor de código del tipo que sea en la <text:soft-page-break/>interfaz gráfica del host y montar, en tiempo de ejecución <text:s/>en el container, ese directorio, de modo que los cambios en el código sean efectivos “al vuelo”</text:p>
      <text:p text:style-name="P12"><text:span text:style-name="T17">Paramos y b</text:span>orramos el container anterior</text:p>
      <text:p text:style-name="P43"><text:span text:style-name="T17">docker stop nginx &amp;&amp; </text:span>docker rm nginx</text:p>
      <text:p text:style-name="P39">Tras estos dos comandos podemos comprobar que, aún despues de haber borrado el container, <text:span text:style-name="T1">el volumen creado sigue estando disponible</text:span>, para ello basta ejecutar un <text:span text:style-name="T1">docker volume ls</text:span></text:p>
      <text:h text:style-name="P62" text:outline-level="4">Un ejemplo de punto de montaje host-&gt;container</text:h>
      <text:p text:style-name="P12">Vamos a crear el container de nuevo pero esta vez <text:span text:style-name="T1">montando el directorio www </text:span><text:span text:style-name="T7">de mi home en el</text:span><text:span text:style-name="T1"> host, donde podría tener websites existentes, en el directorio /var/www dentro del container</text:span>.</text:p>
      <text:p text:style-name="P12">Creamos antes de nada ese directorio y algún contenido para comprobar posteriormente que obtenemos el resultado esperado</text:p>
      <text:p text:style-name="Comando">mkdir -p <text:span text:style-name="T18">~</text:span>/www/miweb</text:p>
      <text:p text:style-name="P12">Ahora creamos el container</text:p>
      <text:p text:style-name="P42">docker run -d -p 80:80 --name nginx -v <text:span text:style-name="T18">~/www:</text:span>/var/www ngin<text:span text:style-name="T36">x:latest</text:span></text:p>
      <text:p text:style-name="P12">El comando anterior <text:span text:style-name="T1">lanzaría el container </text:span><text:span text:style-name="T8">mapeando el directorio ~/www en el directorio /var/www dentro del container</text:span></text:p>
      <text:p text:style-name="P13">Accedemos al container y comprobamos que efectivamente esto es así</text:p>
      <text:p text:style-name="Comando">docker exec -it nginx bash</text:p>
      <text:p text:style-name="P13">Con el comando anterior ejecutamos una shell bash interactiva en el container</text:p>
      <text:p text:style-name="P13">Ahora, dentro del container ejecutamos:</text:p>
      <text:p text:style-name="Comando">ls /var/www</text:p>
      <text:p text:style-name="P13">La salida debería de mostrar el directorio <text:span text:style-name="T1">miweb</text:span></text:p>
      <text:h text:style-name="Heading_20_4" text:outline-level="4">NOTA</text:h>
      <text:p text:style-name="P14">A diferencia del primer comando docker run, que creaba un volumen y lo montaba en el container, este último docker run mapea una ruta (de host) en una ruta (del container). La sintaxis en ambos casos es</text:p>
      <text:p text:style-name="P10">nombrevolumen:ruta_container</text:p>
      <text:p text:style-name="P10">ruta_host:ruta_container</text:p>
      <text:h text:style-name="P57" text:outline-level="3">Uso de volumen compartido entre containers</text:h>
      <text:p text:style-name="P16">Otro uso interesante es la posibil<text:span text:style-name="T22">i</text:span>dad de compartir volúmenes de datos entre distintos containers. Para lo cual creamos el container que compartirá el volumen, <text:span text:style-name="T1">data volume cont</text:span><text:span text:style-name="T5">a</text:span><text:span text:style-name="T1">iner</text:span>, y luego se <text:soft-page-break/>crearán otros container que declaren en las opciones de su ejecución el volumen compartido por el primero.</text:p>
      <text:p text:style-name="P17">Creamos el data volume container</text:p>
      <text:p text:style-name="Comando">docker create -v <text:span text:style-name="T19">websvol:</text:span>/var/www --name webs nginx /bin/true</text:p>
      <text:p text:style-name="P20">Este comando ocasionará que se cree <text:span text:style-name="T23">el container </text:span><text:span text:style-name="T10">webs</text:span><text:span text:style-name="T23">, que no se ejecutará, se creará </text:span><text:span text:style-name="T1">un volumen de nombre webs</text:span><text:span text:style-name="T11">vol</text:span> montado en la ruta <text:span text:style-name="T1">/var/www</text:span> dentro del data volume container.</text:p>
      <text:h text:style-name="Heading_20_4" text:outline-level="4">NOTA</text:h>
      <text:p text:style-name="P25">Si la imagen a partir de la cual se crea el container contiene archivos en la ruta a la cual se asocia el volumen, en nuestro caso /var/www, estos archivos no serán visibles al haber sido montado el volumen en la ruta correspondiente.</text:p>
      <text:p text:style-name="P26">Podemos ver los datos del volumen creado con el comando</text:p>
      <text:p text:style-name="Comando">docker volume inspect web<text:span text:style-name="T20">s</text:span></text:p>
      <text:p text:style-name="P18">Ahora podremos ejecutar otros container que hagan referencia al anterior del que podrán tomar el volumen</text:p>
      <text:p text:style-name="Comando">docker run -d --volumes-from webs --name nginx2 nginx</text:p>
      <text:p text:style-name="P19">Al ejecutarse el container el directorio /var/www del container webs será montado dentro del directorio /var/www del container <text:span text:style-name="T1">nginx2</text:span></text:p>
      <text:p text:style-name="P21">Si lanzamos un nuevo container de nombre nginx3 tomando los volúmenes de webs</text:p>
      <text:p text:style-name="P44">docker run -d --volumes-from webs --name nginx3 nginximg</text:p>
      <text:p text:style-name="P21">Podremos acceder también a los contenidos del volumen webs desde la ruta /var/www</text:p>
      <text:p text:style-name="P22">De este modo cualquier cambio efectuado por nginx2 en el directorio /var/www será reflejado en el mismo directorio del container nginx3</text:p>
      <text:h text:style-name="Heading_20_4" text:outline-level="4">NOTA</text:h>
      <text:p text:style-name="P23">Puede utilizarse la opción volumes-from varias veces, de este modo es posible acceder a varios volúmenes desde un mismo container.</text:p>
      <text:p text:style-name="P23">Si eliminamos el “<text:span text:style-name="T29">data volume” </text:span>container “webs” anterior el volumen, <text:span text:style-name="T30">del mismo nombre,</text:span> no se eliminará. De este modo los container nginx2 y nginx3 podrán seguir accediendo a sus contenidos.</text:p>
      <text:h text:style-name="P58" text:outline-level="3">Drivers para almacenamiento persistente</text:h>
      <text:p text:style-name="P24">Todos los ejemplos anteriores utilizan <text:span text:style-name="T1">volúmenes locales</text:span>. Es posible utilizar otro tipo de soportes de almacenamiento no local, como targets <text:span text:style-name="T1">ISCS, NFS o FC</text:span>, de modo que los volúmenes puedan ser accedidos a través de una infraestructura de red y no estén vinculados a ningún host. Para ello habrá que especificar como parámetro para la creación del volumen un driver que de soporte a esta funcionalidad, como por ejemplo <text:span text:style-name="T1">convoy</text:span>.</text:p>
      <text:h text:style-name="P54" text:outline-level="2"><text:soft-page-break/>Gestión de Network</text:h>
      <text:h text:style-name="P59" text:outline-level="3">Redes por defecto</text:h>
      <text:p text:style-name="P27">Docker engine dispone por defecto de <text:span text:style-name="T1">3 redes creadas automáticamente</text:span>. El comando siguiente permite verlas</text:p>
      <text:p text:style-name="Comando">docker network ls</text:p>
      <text:h text:style-name="Heading_20_4" text:outline-level="4">La red <text:span text:style-name="T1">host</text:span></text:h>
      <text:p text:style-name="P40"><text:span text:style-name="T37">C</text:span>onecta el container en la pila de red del host, de modo que si un container levanta un servicio en un puerto determinado éste será accesible desde el host</text:p>
      <text:h text:style-name="Heading_20_4" text:outline-level="4">La red <text:span text:style-name="T1">none</text:span></text:h>
      <text:p text:style-name="P40"><text:span text:style-name="T37">M</text:span>antiene al host aislado, sin red</text:p>
      <text:h text:style-name="Heading_20_4" text:outline-level="4">La red <text:span text:style-name="T1">bridge</text:span></text:h>
      <text:p text:style-name="P40"><text:span text:style-name="T37">E</text:span>s la que se utiliza por defecto cuando se lanzan los container sin especificar parámetros de red. <text:span text:style-name="T24">Esta red permite que los containers conectados a ella puedan comunicarse a través de sus direcciones IP. Podemos ver los detalles de configuración de esta red con el comando</text:span></text:p>
      <text:p text:style-name="Comando">docker network inspect bri<text:span text:style-name="T27">d</text:span>ge</text:p>
      <text:p text:style-name="P28">Esta red, de nombre “bridge” y tipo bridge permite conectar el container automáticamente a ella sin necesidad de especificar nada en el lanzamiento del container. Es la utilizada habitualmente para pruebas y para usos simples de docker.</text:p>
      <text:p text:style-name="P29">Tiene también algunas limitaciones, la principal es la imposibilidad de hacer referencia a otros containers conectados a ella utilizando nombre en lugar de IP. Para conseguir este comportamiento necesitamos utilizar una red de tipo bridge definida por el usuario (user defined networks)</text:p>
      <text:h text:style-name="P60" text:outline-level="3">User defined networks</text:h>
      <text:p text:style-name="P30">Vamos a crear una red de tipo bridge para poder conectar a ella dos container y ver como se pueden comunicar entre ellos utilizando nombre de host</text:p>
      <text:p text:style-name="Comando">docker network create --driver bridge minet</text:p>
      <text:p text:style-name="P30">Una vez creada deberíamos de poder verla con docker network ls. <text:span text:style-name="T25">Las propiedades de la red las mostramos con</text:span></text:p>
      <text:p text:style-name="Comando">docker network inspect minet</text:p>
      <text:p text:style-name="P31"><text:span text:style-name="T1">En la salida del comando podrá verse la subred de las direcciones IP asignadas a los containers conectados a esa red, la puerta de enlace y los containers conectados a ella</text:span>.</text:p>
      <text:p text:style-name="P31">Vamos ahora a crear dos container conectados a esa red</text:p>
      <text:p text:style-name="Comando"><text:soft-page-break/>docker run -<text:span text:style-name="T31">it</text:span> --name <text:span text:style-name="T31">alpi</text:span>1 --network=minet <text:span text:style-name="T31">alpine</text:span></text:p>
      <text:p text:style-name="Comando">docker run -<text:span text:style-name="T31">it</text:span> --name <text:span text:style-name="T31">alpi</text:span>2 --network=minet <text:span text:style-name="T31">alpine</text:span></text:p>
      <text:h text:style-name="Heading_20_4" text:outline-level="4">NOTA<text:span text:style-name="T38">S</text:span></text:h>
      <text:list xml:id="list2494491992" text:style-name="L4">
        <text:list-item>
          <text:p text:style-name="P51"><text:span text:style-name="T12">Alpine</text:span><text:span text:style-name="T31"> es una distribución ligera de Linux, cuya imagen ocupa unos 4 MB, muy útil para realizar pruebas de concepto sin demoras.</text:span></text:p>
        </text:list-item>
        <text:list-item>
          <text:p text:style-name="P51"><text:span text:style-name="T31">Los comandos docker run anterior </text:span><text:span text:style-name="T12">corren una shell sh</text:span><text:span text:style-name="T31"> como proceso del container</text:span></text:p>
        </text:list-item>
        <text:list-item>
          <text:p text:style-name="P51"><text:span text:style-name="T31">Una vez creados los containers podemos salir de la sesión de sh, sin detener el container, con la combinación de teclas </text:span><text:span text:style-name="T12">CTRL+P</text:span><text:span text:style-name="T31"> seguido de </text:span><text:span text:style-name="T12">CTRL+Q</text:span><text:span text:style-name="T31">.</text:span></text:p>
        </text:list-item>
      </text:list>
      <text:p text:style-name="P32">Ahora entramos en uno de esos container lanzando una shell bash</text:p>
      <text:p text:style-name="Comando">docker exec -it <text:span text:style-name="T32">alpi</text:span>1 <text:span text:style-name="T32">sh</text:span></text:p>
      <text:p text:style-name="P36">Otro modo de acceder al container seria conectándonos al proceso ejecutado en el mismo, la shell sh, para ello ejecutamos</text:p>
      <text:p text:style-name="Comando">docker attach alpi1</text:p>
      <text:h text:style-name="Heading_20_4" text:outline-level="4">NOTA</text:h>
      <text:p text:style-name="P37">Aunque el resultado es el mismo, la ejecución de una consola sh, el comando docker exec y docker attach no hacen exactamente lo mismo:</text:p>
      <text:list xml:id="list2139482518" text:style-name="L5">
        <text:list-item>
          <text:p text:style-name="P52"><text:span text:style-name="T1">docker exec</text:span> crea un nuevo proceso dentro del container en el que se ejecuta. <text:span text:style-name="T33">Si ejecutamos dentro de la shell sh lanzada el comando </text:span><text:span text:style-name="T6">echo $$</text:span><text:span text:style-name="T33">, veremos como el PID no es 1. El </text:span><text:span text:style-name="T6">PID 1</text:span><text:span text:style-name="T33"> es el PID del proceso asociado al container.</text:span></text:p>
        </text:list-item>
        <text:list-item>
          <text:p text:style-name="P52"><text:span text:style-name="T1">docker attach</text:span> se conecta al proceso ejecutado en el container. <text:span text:style-name="T33">En este caso si en la shell sh lanzada ejecutamos el comando </text:span><text:span text:style-name="T6">echo $$</text:span><text:span text:style-name="T33"> veremos como la salida es 1, es decir el PID del proceso sh asociado al container.</text:span></text:p>
        </text:list-item>
      </text:list>
      <text:p text:style-name="P32"><text:span text:style-name="T34">A continuación, dentro de la shell,</text:span> efectuamos un ping al otro container por su nombre:</text:p>
      <text:p text:style-name="Comando">ping <text:span text:style-name="T32">alpi</text:span>2</text:p>
      <text:p text:style-name="P32">El ping debería obtener respuesta</text:p>
      <text:h text:style-name="Heading_20_4" text:outline-level="4">NOTA</text:h>
      <text:p text:style-name="P33">El tipo de red bridge permite comunicación entre container dentro del mismo host, pero <text:span text:style-name="T1">no está indicada para comunicación entre containers entre hosts remotos</text:span>. Si bien es cierto que pueden publicarse servicios mediante puertos TCP, básicamente estableciendo un mapeo con el host, no se puede establecer comunicación directa entre los container de hosts remotos. Para eso debemos utilizar otro tipo de red.</text:p>
      <text:h text:style-name="P61" text:outline-level="3"><text:soft-page-break/>Overlay networks</text:h>
      <text:p text:style-name="P34">Docker permite extender la ejecución de los containers a varios hosts docker engine utilizando una tecnología denominada <text:span text:style-name="T1">Swarm</text:span>. Asociada a esta tecnología uno de los hosts opera como Manager del clúster de hosts. Es en ese host en el que se puede crear una red de tipo overlay, a la que se conectarían los container creados en los hosts del clúster. De este modo es posible la comunicación entre containers en hosts dentro del mismo Swarm clú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gl"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0.06pt solid #000000"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mando" style:family="paragraph" style:parent-style-name="Text_20_body" style:next-style-name="Text_20_body" style:master-page-name="">
      <loext:graphic-properties draw:fill="none" draw:fill-color="#eeeeee"/>
      <style:paragraph-properties style:page-number="auto" fo:background-color="transparent" fo:padding="0.049cm" fo:border="0.06pt dash-dot #000000" style:writing-mode="page"/>
      <style:text-properties style:font-name="Liberation Mono" fo:font-family="'Liberation Mono'" style:font-style-name="Regular"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8:22:50.447000000</meta:creation-date>
    <dc:date>2021-01-27T19:54:19.353871889</dc:date>
    <meta:editing-duration>PT7H28M1S</meta:editing-duration>
    <meta:editing-cycles>197</meta:editing-cycles>
    <meta:generator>LibreOffice/6.1.5.2$Linux_X86_64 LibreOffice_project/10$Build-2</meta:generator>
    <meta:document-statistic meta:table-count="0" meta:image-count="0" meta:object-count="0" meta:page-count="7" meta:paragraph-count="132" meta:word-count="1822" meta:character-count="11048" meta:non-whitespace-character-count="9325"/>
  </office:meta>
</office:document-meta>
</file>